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M Mono" svg:font-family="'DM Mono', monospac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1a1c1e" loext:opacity="100%" fo:letter-spacing="normal"/>
    </style:style>
    <style:style style:name="P2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1a1c1e" loext:opacity="100%" style:font-name="Inter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079cm" style:contextual-spacing="false" style:line-height-at-least="0.529cm" fo:orphans="2" fo:widows="2" fo:padding="0cm" fo:border="none"/>
      <style:text-properties fo:font-variant="normal" fo:text-transform="none" fo:color="#1a1c1e" loext:opacity="100%" style:font-name="Inter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079cm" style:contextual-spacing="false" style:line-height-at-least="0.529cm" fo:orphans="2" fo:widows="2" fo:padding="0cm" fo:border="none"/>
    </style:style>
    <style:style style:name="T1" style:family="text">
      <style:text-properties style:font-name="Inter" fo:font-style="normal" fo:font-weight="normal"/>
    </style:style>
    <style:style style:name="T2" style:family="text">
      <style:text-properties fo:font-variant="normal" fo:text-transform="none" fo:color="#1a1c1e" loext:opacity="100%" style:font-name="Inter" fo:font-size="10.5pt" fo:letter-spacing="normal" fo:font-style="normal" fo:font-weight="normal"/>
    </style:style>
    <style:style style:name="T3" style:family="text">
      <style:text-properties fo:font-variant="normal" fo:text-transform="none" fo:color="#32302c" loext:opacity="100%" style:font-name="DM Mono" fo:font-size="10.5pt" fo:letter-spacing="normal" fo:font-style="normal" fo:font-weight="normal" loext:padding="0cm" loext:border="none"/>
    </style:style>
    <style:style style:name="T4" style:family="text">
      <style:text-properties fo:color="#32302c" loext:opacity="100%" style:font-name="DM Mono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🚀 <text:span text:style-name="T1">Instructions pour l'Hébergement</text:span></text:h>
      <text:p text:style-name="P2">Ce site est une structure statique (HTML, CSS, JS) et peut être hébergé très facilement sur la plupart des plateformes :</text:p>
      <text:list text:style-name="L1">
        <text:list-item>
          <text:p text:style-name="P4"><text:span text:style-name="Strong_20_Emphasis"><text:span text:style-name="T2">Préparation :</text:span></text:span></text:p>
          <text:list>
            <text:list-item>
              <text:p text:style-name="P3">Créez le dossier <text:span text:style-name="T4">picstroflex-site</text:span>.</text:p>
            </text:list-item>
            <text:list-item>
              <text:p text:style-name="P3">Placez tous les fichiers <text:span text:style-name="T4">.html</text:span> à la racine.</text:p>
            </text:list-item>
            <text:list-item>
              <text:p text:style-name="P3">Créez le dossier <text:span text:style-name="T4">assets</text:span> avec les sous-dossiers <text:span text:style-name="T4">css</text:span>, <text:span text:style-name="T4">js</text:span>, et <text:span text:style-name="T4">img</text:span>.</text:p>
            </text:list-item>
            <text:list-item>
              <text:p text:style-name="P3">Copiez le code ci-dessus dans les fichiers correspondants (<text:span text:style-name="T4">style.css</text:span>, <text:span text:style-name="T4">scripts.js</text:span>).</text:p>
            </text:list-item>
            <text:list-item>
              <text:p text:style-name="P4"><text:span text:style-name="Strong_20_Emphasis"><text:span text:style-name="T2">Remplacer les placeholders :</text:span></text:span><text:span text:style-name="T2"> Remplacez les fichiers d'images factices dans </text:span><text:span text:style-name="T3">assets/img</text:span><text:span text:style-name="T2"> par vos propres photos (en veillant à garder les noms ou à ajuster les chemins dans le HTML/CSS).</text:span></text:p>
            </text:list-item>
          </text:list>
        </text:list-item>
        <text:list-item>
          <text:p text:style-name="P4"><text:span text:style-name="Strong_20_Emphasis"><text:span text:style-name="T2">Hébergement sur GitHub Pages :</text:span></text:span></text:p>
          <text:list>
            <text:list-item>
              <text:p text:style-name="P3">Créez un nouveau dépôt public sur GitHub.</text:p>
            </text:list-item>
            <text:list-item>
              <text:p text:style-name="P3">Uploadez tout le dossier <text:span text:style-name="T4">picstroflex-site</text:span>.</text:p>
            </text:list-item>
            <text:list-item>
              <text:p text:style-name="P3">Allez dans les <text:span text:style-name="T4">Settings</text:span> du dépôt, puis <text:span text:style-name="T4">Pages</text:span>.</text:p>
            </text:list-item>
            <text:list-item>
              <text:p text:style-name="P3">Configurez la source sur <text:span text:style-name="T4">Branch: main</text:span> (ou <text:span text:style-name="T4">master</text:span>) et sélectionnez le dossier racine (<text:span text:style-name="T4">/</text:span>).</text:p>
            </text:list-item>
            <text:list-item>
              <text:p text:style-name="P3">Votre site sera accessible sous <text:span text:style-name="T4">[votre-nom-utilisateur].github.io/[nom-du-depot]</text:span>.</text:p>
            </text:list-item>
          </text:list>
        </text:list-item>
        <text:list-item>
          <text:p text:style-name="P4"><text:span text:style-name="Strong_20_Emphasis"><text:span text:style-name="T2">Hébergement sur Netlify / Vercel :</text:span></text:span></text:p>
          <text:list>
            <text:list-item>
              <text:p text:style-name="P3">Connectez votre compte Netlify/Vercel à votre dépôt GitHub.</text:p>
            </text:list-item>
            <text:list-item>
              <text:p text:style-name="P3">Créez un nouveau site et sélectionnez votre dépôt.</text:p>
            </text:list-item>
            <text:list-item>
              <text:p text:style-name="P3">Laissez les réglages de construction par défaut (ils sont pour les sites statiques).</text:p>
            </text:list-item>
            <text:list-item>
              <text:p text:style-name="P3">Déployez le site. Ces plateformes offrent un déploiement continu gratuit (chaque <text:span text:style-name="T4">push</text:span> sur la branche principale met à jour le site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DM Mono" svg:font-family="'DM Mono', monospac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04T19:23:13.904000000</dc:date>
    <meta:editing-duration>PT8S</meta:editing-duration>
    <meta:editing-cycles>1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9" meta:word-count="207" meta:character-count="1277" meta:non-whitespace-character-count="1106"/>
  </office:meta>
</office:document-meta>
</file>